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2cm" fo:min-width="1.032cm"/>
    </style:style>
    <style:style style:name="gr2" style:family="graphic" style:parent-style-name="standard">
      <style:graphic-properties svg:stroke-color="#969292" draw:textarea-horizontal-align="justify" draw:textarea-vertical-align="middle" draw:auto-grow-height="false" fo:min-height="1.646cm" fo:min-width="7.896cm"/>
    </style:style>
    <style:style style:name="gr3" style:family="graphic" style:parent-style-name="headline1">
      <style:graphic-properties svg:stroke-color="#ff3333" draw:auto-grow-height="true" draw:auto-grow-width="true" fo:min-height="0.327cm" fo:min-width="3.9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9cm"/>
    </style:style>
    <style:style style:name="gr6" style:family="graphic" style:parent-style-name="objectwithoutfill">
      <style:graphic-properties svg:stroke-color="#969292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969292" draw:textarea-horizontal-align="justify" draw:textarea-vertical-align="middle" draw:auto-grow-height="false" fo:min-height="2.002cm" fo:min-width="6.258cm"/>
    </style:style>
    <style:style style:name="gr9" style:family="graphic" style:parent-style-name="headline1">
      <style:graphic-properties svg:stroke-color="#ff3333" draw:auto-grow-height="true" draw:auto-grow-width="true" fo:min-height="0.327cm" fo:min-width="2.2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cm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solid" draw:fill-color="#bfbfbf" draw:textarea-horizontal-align="left" draw:textarea-vertical-align="middle" draw:auto-grow-height="true" draw:auto-grow-width="true" fo:min-height="0cm" fo:min-width="0cm" draw:shadow="hidden"/>
    </style:style>
    <style:style style:name="gr14" style:family="graphic" style:parent-style-name="standard">
      <style:graphic-properties draw:stroke="none" svg:stroke-color="#000000" draw:fill="solid" draw:fill-color="#111111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normal" fo:background-color="#ff3333"/>
    </style:style>
    <style:style style:name="P3" style:family="paragraph">
      <loext:graphic-properties draw:fill="none" draw:fill-color="#ffffff"/>
      <style:text-properties style:font-name="Abyssinica SIL" fo:font-size="18pt" style:font-size-asian="18pt" style:font-size-complex="18pt"/>
    </style:style>
    <style:style style:name="P4" style:family="paragraph">
      <style:text-properties fo:font-size="9pt" style:font-size-asian="18pt" style:font-size-complex="18pt"/>
    </style:style>
    <style:style style:name="P5" style:family="paragraph">
      <loext:graphic-properties draw:fill="none" draw:fill-color="#ffffff"/>
      <style:text-properties fo:font-size="9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9pt"/>
    </style:style>
    <style:style style:name="P9" style:family="paragraph">
      <loext:graphic-properties draw:fill="none" draw:fill-color="#ffffff"/>
      <style:text-properties fo:font-size="9pt"/>
    </style:style>
    <style:style style:name="P10" style:family="paragraph">
      <loext:graphic-properties draw:fill="none"/>
    </style:style>
    <style:style style:name="P11" style:family="paragraph">
      <style:text-properties style:font-name="FreeSans" fo:font-size="24pt"/>
    </style:style>
    <style:style style:name="P12" style:family="paragraph">
      <loext:graphic-properties draw:fill="none" draw:fill-color="#ffffff"/>
      <style:text-properties style:font-name="FreeSans" fo:font-size="24pt"/>
    </style:style>
    <style:style style:name="P13" style:family="paragraph">
      <loext:graphic-properties draw:fill="solid" draw:fill-color="#bfbfbf"/>
      <style:paragraph-properties fo:text-align="center"/>
      <style:text-properties fo:font-size="60pt" fo:font-weight="bold"/>
    </style:style>
    <style:style style:name="P14" style:family="paragraph">
      <loext:graphic-properties draw:fill="solid" draw:fill-color="#111111"/>
      <style:paragraph-properties fo:text-align="center"/>
      <style:text-properties fo:font-size="60pt" fo:font-weight="bold"/>
    </style:style>
    <style:style style:name="T1" style:family="text">
      <style:text-properties fo:font-size="10pt" fo:font-weight="normal" style:font-size-asian="18pt" style:font-size-complex="18pt"/>
    </style:style>
    <style:style style:name="T2" style:family="text">
      <style:text-properties style:font-name="Abyssinica SIL" fo:font-size="18pt" style:font-size-asian="18pt" style:font-size-complex="18pt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9pt"/>
    </style:style>
    <style:style style:name="T6" style:family="text">
      <style:text-properties style:font-name="FreeSans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6cm" svg:height="0.7cm" svg:x="15cm" svg:y="7.7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8.6cm" svg:height="2.1cm" svg:x="11.5cm" svg:y="8.4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4.481cm" svg:height="0.577cm" svg:x="13.543cm" svg:y="8.406cm">
            <draw:text-box>
              <text:p><text:span text:style-name="T1">Analysis Project Manager</text:span></text:p>
            </draw:text-box>
          </draw:frame>
          <draw:frame draw:style-name="gr4" draw:text-style-name="P3" draw:layer="layout" svg:width="1.878cm" svg:height="0.886cm" svg:x="14.891cm" svg:y="7.6cm">
            <draw:text-box>
              <text:p><text:span text:style-name="T2">APM</text:span></text:p>
            </draw:text-box>
          </draw:frame>
          <draw:frame draw:style-name="gr5" draw:text-style-name="P5" draw:layer="layout" svg:width="5.641cm" svg:height="0.552cm" svg:x="13.467cm" svg:y="10.006cm">
            <draw:text-box>
              <text:p text:style-name="P4"><text:span text:style-name="T3">database, logs, pipelines </text:span><text:span text:style-name="T3">depiction</text:span></text:p>
            </draw:text-box>
          </draw:frame>
          <draw:line draw:style-name="gr6" draw:text-style-name="P6" draw:layer="layout" svg:x1="11.5cm" svg:y1="10.006cm" svg:x2="20.1cm" svg:y2="10.006cm">
            <text:p/>
          </draw:line>
          <draw:frame draw:style-name="gr7" draw:text-style-name="P7" draw:layer="layout" svg:width="8.774cm" svg:height="0.848cm" svg:x="11.4cm" svg:y="9.006cm">
            <draw:text-box>
              <text:p>Central P<text:span text:style-name="T4">rocess</text:span> Coordination</text:p>
            </draw:text-box>
          </draw:frame>
        </draw:g>
        <draw:g>
          <draw:custom-shape draw:style-name="gr1" draw:text-style-name="P1" draw:layer="layout" svg:width="1.6cm" svg:height="0.7cm" svg:x="4.361cm" svg:y="1.4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7cm" svg:height="2.494cm" svg:x="1.661cm" svg:y="2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2" draw:layer="layout" svg:width="3.465cm" svg:height="0.577cm" svg:x="3.423cm" svg:y="2.153cm">
            <draw:text-box>
              <text:p><text:span text:style-name="T1">MRI Files Manager</text:span></text:p>
            </draw:text-box>
          </draw:frame>
          <draw:frame draw:style-name="gr10" draw:text-style-name="P3" draw:layer="layout" svg:width="2cm" svg:height="0.886cm" svg:x="4.196cm" svg:y="1.347cm">
            <draw:text-box>
              <text:p><text:span text:style-name="T2">MFM</text:span></text:p>
            </draw:text-box>
          </draw:frame>
          <draw:frame draw:style-name="gr7" draw:text-style-name="P7" draw:layer="layout" svg:width="5.298cm" svg:height="0.848cm" svg:x="2.461cm" svg:y="2.847cm">
            <draw:text-box>
              <text:p><text:span text:style-name="T4">Im</text:span><text:span text:style-name="T4">por</text:span><text:span text:style-name="T4">t</text:span> &amp; Convert</text:p>
            </draw:text-box>
          </draw:frame>
          <draw:frame draw:style-name="gr11" draw:text-style-name="P9" draw:layer="layout" svg:width="7.2cm" svg:height="0.853cm" svg:x="1.6cm" svg:y="4.147cm">
            <draw:text-box>
              <text:p text:style-name="P8"><text:span text:style-name="T5">image viewer, files </text:span><text:span text:style-name="T5">explorer, converter, </text:span><text:span text:style-name="T5">selector</text:span></text:p>
            </draw:text-box>
          </draw:frame>
          <draw:line draw:style-name="gr6" draw:text-style-name="P10" draw:layer="layout" svg:x1="1.661cm" svg:y1="4.147cm" svg:x2="8.661cm" svg:y2="4.147cm">
            <text:p/>
          </draw:line>
        </draw:g>
        <draw:frame draw:style-name="gr7" draw:text-style-name="P12" draw:layer="layout" svg:width="8.363cm" svg:height="1.098cm" svg:x="10.827cm" svg:y="1cm">
          <draw:text-box>
            <text:p text:style-name="P11"><text:span text:style-name="T6">- MIA2 in a </text:span><text:span text:style-name="T6">nutshell -</text:span></text:p>
          </draw:text-box>
        </draw:frame>
        <draw:line draw:style-name="gr12" draw:layer="layout" svg:x1="8.7cm" svg:y1="4.9cm" svg:x2="11.5cm" svg:y2="8.3cm">
          <text:p/>
        </draw:line>
        <draw:g>
          <draw:path draw:style-name="gr13" draw:text-style-name="P13" draw:layer="layout" svg:width="1.271cm" svg:height="1.476cm" draw:transform="rotate (0.523598775598299) translate (6.20037713330793cm 13.9159635521119cm)" svg:viewBox="0 0 1272 1477" svg:d="M620 1477c-91 0-174-11-250-33-76-21-141-55-196-101s-97-104-128-176-46-157-46-256v-911h305v887c0 61 7 114 23 158 15 45 36 81 65 110 28 29 62 50 102 63 40 14 84 20 133 20 50 0 95-7 137-21s78-36 108-66c30-29 53-67 69-112 17-46 25-100 25-163v-876h305v895c0 100-16 186-49 260-32 73-77 133-135 181s-127 83-206 106c-80 23-167 35-262 35z">
            <text:p/>
          </draw:path>
          <draw:path draw:style-name="gr13" draw:text-style-name="P13" draw:layer="layout" svg:width="1.021cm" svg:height="1.139cm" draw:transform="rotate (0.523598775598299) translate (7.69236901545625cm 13.4193567964731cm)" svg:viewBox="0 0 1022 1140" svg:d="M733 1140v-627c0-44-4-84-11-120s-18-67-34-93-36-46-62-60c-25-15-56-22-93-22-35 0-67 8-95 23-29 16-54 38-74 67-21 28-37 62-48 102-12 39-17 83-17 131v599h-291v-868c0-24 0-49 0-75-1-25-1-49-2-72-1-24-2-44-3-62-1-19-2-32-3-41h277c1 8 3 21 4 40 1 18 3 38 4 60 2 22 3 44 4 66s1 41 1 56h4c40-86 89-148 148-186 59-39 130-58 212-58 68 0 125 11 171 33 47 22 84 52 114 91 29 39 50 84 63 136 13 53 20 109 20 170v710z">
            <text:p/>
          </draw:path>
          <draw:path draw:style-name="gr13" draw:text-style-name="P13" draw:layer="layout" svg:width="1.065cm" svg:height="1.553cm" draw:transform="rotate (0.523598775598299) translate (8.56781816078007cm 12.4590541956167cm)" svg:viewBox="0 0 1066 1554" svg:d="M785 1534c-1-6-3-15-4-30-2-14-4-30-6-48-1-18-3-36-4-55-1-18-1-35-1-49h-4c-34 72-81 124-141 155-61 32-133 47-217 47-70 0-131-14-182-43-52-29-94-69-127-121-34-52-59-113-75-183-16-71-24-148-24-231 0-85 8-163 25-234s43-132 78-183c35-52 80-92 134-121s118-43 193-43c36 0 71 4 105 11 34 8 65 19 94 35s55 37 79 61c23 25 43 55 60 90h2c0-7 0-17-1-30 0-14 0-29 0-46s0-35-1-54c0-19 0-37 0-54v-408h290v1290c0 54 1 103 3 145 2 43 4 75 5 99zM772 968c0-73-7-134-21-183s-32-87-54-116c-22-28-48-48-77-60-28-11-57-17-87-17-37 0-70 7-99 22-28 14-52 37-72 68-19 31-34 71-44 119s-15 106-15 175c0 253 76 380 228 380 29 0 58-6 87-19 29-12 55-33 77-63 23-29 41-69 56-119 14-50 21-112 21-187z">
            <text:p/>
          </draw:path>
          <draw:path draw:style-name="gr13" draw:text-style-name="P13" draw:layer="layout" svg:width="1.021cm" svg:height="1.159cm" draw:transform="rotate (0.523598775598299) translate (9.88066053353202cm 12.1572451375524cm)" svg:viewBox="0 0 1022 1160" svg:d="M523 1160c-81 0-153-12-218-36-64-23-119-60-164-108-46-49-81-110-105-183-24-74-36-160-36-258 0-107 14-197 43-270 28-73 67-132 116-177 48-45 104-78 167-98 64-20 131-30 201-30 88 0 163 15 226 46 62 31 113 74 153 129s69 121 88 198 28 161 28 255v8h-717c0 47 4 90 12 131 8 40 22 75 40 104 19 29 43 52 73 69 29 17 65 26 107 26 51 0 93-11 125-33 33-22 56-55 70-101l273 24c-12 32-29 66-52 101-22 36-52 69-89 99s-84 55-139 74c-56 20-123 30-202 30zM523 183c-30 0-58 5-83 15-26 10-49 26-68 47-18 22-34 50-46 85-11 34-18 76-19 124h434c-6-90-27-158-65-203s-89-68-153-68z">
            <text:p/>
          </draw:path>
          <draw:path draw:style-name="gr13" draw:text-style-name="P13" draw:layer="layout" svg:width="0.651cm" svg:height="1.139cm" draw:transform="rotate (0.523598775598299) translate (10.947852258282cm 11.5400191762363cm)" svg:viewBox="0 0 652 1140" svg:d="M8 1140v-856c0-24 0-49 0-76-1-27-1-53-2-77-1-25-2-47-3-66-1-20-2-34-3-43h277c1 8 3 22 4 43 1 20 3 42 4 66 2 24 3 48 4 72s1 43 1 57h4c15-40 29-77 44-109 14-32 31-59 51-81 20-23 43-40 71-52 27-12 61-18 102-18 17 0 34 2 51 5s30 6 39 10v243c-19-4-37-7-56-10-19-4-42-5-68-5-72 0-129 29-169 88-40 58-60 145-60 260v549z">
            <text:p/>
          </draw:path>
          <draw:path draw:style-name="gr13" draw:text-style-name="P13" draw:layer="layout" svg:width="1.382cm" svg:height="1.498cm" draw:transform="rotate (0.523598775598299) translate (11.9578381532713cm 10.5667410612857cm)" svg:viewBox="0 0 1383 1499" svg:d="M735 1259c57 0 106-8 148-24 42-17 78-38 108-64 31-26 56-56 77-89 20-33 37-66 50-100l265 100c-21 53-49 104-83 154-35 51-78 95-129 134-52 38-114 69-185 93s-155 36-251 36c-126 0-236-19-328-57-92-37-169-89-229-157-60-67-105-147-134-239s-44-193-44-303c0-114 15-216 44-308 29-91 73-170 133-234 59-64 134-114 224-149 91-35 198-52 320-52 95 0 178 10 250 30 71 20 133 48 185 84s95 79 129 128c34 50 61 104 80 163l-269 74c-9-31-24-61-44-90-20-28-45-54-76-76s-67-40-108-53c-41-14-88-20-141-20-73 0-137 12-190 35-53 24-96 58-130 102-35 44-60 97-76 159s-24 131-24 207 8 145 24 208c16 64 42 118 76 163 35 46 79 81 133 107 54 25 119 38 195 38z">
            <text:p/>
          </draw:path>
          <draw:path draw:style-name="gr13" draw:text-style-name="P13" draw:layer="layout" svg:width="1.126cm" svg:height="1.158cm" draw:transform="rotate (0.523598775598299) translate (13.4480535467201cm 10.0981510869604cm)" svg:viewBox="0 0 1127 1159" svg:d="M1127 579c0 85-12 163-35 234-24 71-60 132-107 184-48 51-107 91-178 120-71 28-154 42-248 42-91 0-171-14-241-42-69-28-128-68-175-119s-83-112-107-183-36-150-36-236c0-84 12-161 35-231 23-71 58-132 104-184 47-51 106-92 177-121s154-43 249-43c101 0 186 14 257 43s129 69 175 121c45 51 78 112 99 183 21 70 31 148 31 232zM823 579c0-133-21-230-65-290-43-60-106-90-189-90-85 0-151 31-196 91-45 61-68 157-68 289 0 67 6 124 18 172 12 49 29 88 51 119s49 54 80 69 65 22 102 22c43 0 81-7 114-22s61-38 84-69 40-70 52-119c12-48 17-105 17-172z">
            <text:p/>
          </draw:path>
          <draw:path draw:style-name="gr13" draw:text-style-name="P13" draw:layer="layout" svg:width="1.021cm" svg:height="1.139cm" draw:transform="rotate (0.523598775598299) translate (14.6145100679053cm 9.42285679647311cm)" svg:viewBox="0 0 1022 1140" svg:d="M733 1140v-627c0-44-4-84-11-120s-18-67-34-93-36-46-62-60c-25-15-56-22-93-22-35 0-67 8-95 23-29 16-54 38-74 67-21 28-37 62-48 102-12 39-17 83-17 131v599h-291v-868c0-24 0-49 0-75-1-25-1-49-2-72-1-24-2-44-3-62-1-19-2-32-3-41h277c1 8 3 21 4 39 1 19 3 39 4 61 2 22 3 44 4 66s1 41 1 56h4c40-86 89-148 148-186 59-39 130-58 212-58 68 0 125 11 171 33s84 52 114 91c29 39 50 84 63 136 13 53 20 109 20 170v710z">
            <text:p/>
          </draw:path>
          <draw:path draw:style-name="gr13" draw:text-style-name="P13" draw:layer="layout" svg:width="1.015cm" svg:height="1.16cm" draw:transform="rotate (0.523598775598299) translate (15.6762150855634cm 8.80997132970778cm)" svg:viewBox="0 0 1016 1161" svg:d="M1016 814c0 53-12 102-34 144-22 43-55 79-98 109-42 30-95 53-157 70-62 16-132 24-211 24-71 0-135-5-193-16-57-10-107-27-150-51-43-23-79-54-108-92s-51-85-65-141l255-38c8 31 20 56 34 75 15 20 33 35 54 45s46 17 75 21c29 3 61 5 98 5 33 0 63-2 92-6s53-10 74-20c21-9 38-22 50-39 11-17 17-38 17-63 0-29-8-52-25-69s-40-31-69-42c-30-10-64-20-104-27-39-8-82-18-126-28-47-10-93-23-139-37-45-15-86-34-122-59s-64-56-87-95c-22-38-33-86-33-145 0-53 11-100 31-142 21-42 51-77 91-107 40-29 90-51 149-67 59-15 126-23 203-23 60 0 117 6 169 17s99 29 141 54c41 24 76 55 103 93 28 38 48 84 59 138l-257 27c-5-27-14-49-26-67-13-18-28-32-46-42-19-10-40-17-64-21s-50-6-79-6c-69 0-121 9-155 27-35 17-52 47-52 88 0 26 7 46 21 61s34 28 60 38 57 18 92 26c36 7 74 16 116 26 52 11 103 24 153 39s94 35 133 61 70 59 94 100c24 40 36 92 36 155z">
            <text:p/>
          </draw:path>
          <draw:path draw:style-name="gr13" draw:text-style-name="P13" draw:layer="layout" svg:width="0.652cm" svg:height="1.398cm" draw:transform="rotate (0.523598775598299) translate (16.5329706271464cm 8.03704045739573cm)" svg:viewBox="0 0 653 1399" svg:d="M408 1399c-85 0-151-23-197-69-46-47-69-117-69-212v-659h-142v-196h156l91-263h182v263h212v196h-212v581c0 54 10 94 31 120 20 26 52 39 96 39 18 0 34-1 48-4 15-3 31-6 49-10v179c-36 12-74 21-114 27s-83 8-131 8z">
            <text:p/>
          </draw:path>
          <draw:path draw:style-name="gr13" draw:text-style-name="P13" draw:layer="layout" svg:width="0.651cm" svg:height="1.139cm" draw:transform="rotate (0.523598775598299) translate (17.3642344749209cm 7.83551917623632cm)" svg:viewBox="0 0 652 1140" svg:d="M8 1140v-856c0-24 0-49 0-76-1-27-1-53-2-77-1-25-2-47-3-66-1-20-2-34-3-43h277c1 8 3 22 4 43 1 20 3 42 4 66 2 24 3 48 4 72s1 43 1 57h4c15-40 29-77 44-109 14-32 31-59 51-81 20-23 43-40 71-52 27-12 61-18 102-18 17 0 34 2 51 5s30 6 39 10v243c-19-4-37-7-56-10-19-4-42-5-68-5-72 0-129 29-169 88-40 58-60 145-60 260v549z">
            <text:p/>
          </draw:path>
          <draw:path draw:style-name="gr13" draw:text-style-name="P13" draw:layer="layout" svg:width="1.021cm" svg:height="1.138cm" draw:transform="rotate (0.523598775598299) translate (18.0824925043149cm 7.44610982609103cm)" svg:viewBox="0 0 1022 1139" svg:d="M290 0v627c0 44 4 84 11 120s18 67 34 93 36 46 61 60c25 15 56 22 93 22 35 0 67-8 95-23 29-16 53-38 74-66 21-29 37-63 48-103 12-39 17-83 17-131v-599h291v868c0 24 0 48 0 74s1 50 2 73c1 24 2 44 3 63 1 18 2 31 3 40h-277c-1-8-2-21-4-39-1-19-3-39-4-61s-2-44-3-66-1-41-1-56h-6c-38 85-87 147-147 185-59 39-130 58-212 58-67 0-124-11-171-33s-85-52-114-91c-29-38-50-83-63-135-13-53-20-109-20-170v-710z">
            <text:p/>
          </draw:path>
          <draw:path draw:style-name="gr13" draw:text-style-name="P13" draw:layer="layout" svg:width="1.031cm" svg:height="1.158cm" draw:transform="rotate (0.523598775598299) translate (19.1482327544293cm 6.80715108696039cm)" svg:viewBox="0 0 1032 1159" svg:d="M531 1159c-89 0-166-13-233-41-66-27-122-66-166-117-44-50-77-110-99-181s-33-149-33-234c0-93 12-176 36-249 24-72 59-134 105-184 45-49 101-88 167-114 67-26 142-39 227-39 73 0 137 10 193 29s104 46 145 79 74 73 99 118c25 46 42 95 52 147l-292 15c-9-58-29-103-62-137-34-34-80-52-141-52-78 0-135 33-170 97-36 64-54 157-54 279 0 257 76 386 228 386 55 0 101-17 139-52 37-35 60-87 69-156l291 14c-7 51-22 101-47 148-24 47-57 89-99 125s-92 65-151 87c-60 22-127 32-204 32z">
            <text:p/>
          </draw:path>
          <draw:path draw:style-name="gr13" draw:text-style-name="P13" draw:layer="layout" svg:width="0.652cm" svg:height="1.398cm" draw:transform="rotate (0.523598775598299) translate (19.9970722422841cm 6.03704045739573cm)" svg:viewBox="0 0 653 1399" svg:d="M408 1399c-85 0-151-23-197-69-46-47-69-117-69-212v-659h-142v-196h156l91-263h182v263h212v196h-212v581c0 54 10 94 31 120 20 26 52 39 96 39 18 0 34-1 48-4 15-3 31-6 49-10v179c-36 12-74 21-114 27s-83 8-131 8z">
            <text:p/>
          </draw:path>
          <draw:path draw:style-name="gr13" draw:text-style-name="P13" draw:layer="layout" svg:width="0.289cm" svg:height="1.533cm" draw:transform="rotate (0.523598775598299) translate (20.6384396437868cm 5.49007763311671cm)" svg:viewBox="0 0 290 1534" svg:d="M0 214c0-71 0-143 0-214 97 0 194 0 290 0 0 71 0 143 0 214-96 0-193 0-290 0zM0 1534c0-373 0-746 0-1118 97 0 194 0 290 0 0 372 0 745 0 1118-96 0-193 0-290 0z">
            <text:p/>
          </draw:path>
          <draw:path draw:style-name="gr13" draw:text-style-name="P13" draw:layer="layout" svg:width="1.126cm" svg:height="1.158cm" draw:transform="rotate (0.523598775598299) translate (21.2899135779882cm 5.57065108696039cm)" svg:viewBox="0 0 1127 1159" svg:d="M1127 579c0 85-12 163-35 234-24 71-60 132-107 184-48 51-107 91-178 120-71 28-154 42-248 42-91 0-171-14-241-42-69-28-128-68-175-119s-83-112-107-183-36-150-36-236c0-84 12-161 35-231 23-71 58-132 104-184 47-51 106-92 177-121s154-43 249-43c101 0 186 14 257 43s129 69 175 121c45 51 78 112 99 183 21 70 31 148 31 232zM823 579c0-133-21-230-65-290-43-60-106-90-189-90-85 0-151 31-196 91-45 61-68 157-68 289 0 67 6 124 18 172s29 88 51 119 49 54 80 69 65 22 102 22c43 0 81-7 114-22s62-38 84-69c23-31 40-71 52-119s17-105 17-172z">
            <text:p/>
          </draw:path>
          <draw:path draw:style-name="gr13" draw:text-style-name="P13" draw:layer="layout" svg:width="1.021cm" svg:height="1.139cm" draw:transform="rotate (0.523598775598299) translate (22.4563700991734cm 4.89535679647311cm)" svg:viewBox="0 0 1022 1140" svg:d="M733 1140v-627c0-44-4-84-11-120s-18-67-34-93-36-46-62-60c-25-15-56-22-93-22-35 0-67 8-95 23-29 16-54 38-74 66-21 29-37 63-48 103-12 39-17 83-17 131v599h-291v-868c0-24 0-49 0-75-1-25-1-49-2-72-1-24-2-44-3-62-1-19-2-32-3-41h277c1 8 3 21 4 39 1 19 3 39 4 61 2 22 3 44 4 66s1 41 1 56h4c40-86 89-148 148-186 59-39 130-58 212-58 68 0 125 11 171 33s84 52 114 91c29 39 50 84 63 136 13 53 20 109 20 170v710z">
            <text:p/>
          </draw:path>
          <draw:path draw:style-name="gr14" draw:text-style-name="P14" draw:layer="layout" svg:width="1.271cm" svg:height="1.476cm" draw:transform="rotate (0.523598775598299) translate (6.20142062493582cm 13.9162431548509cm)" svg:viewBox="0 0 1272 1477" svg:d="M620 1477c-91 0-174-11-250-33-76-21-141-55-196-101s-97-104-128-176-46-157-46-256v-911h305v887c0 61 7 114 23 158 15 45 36 81 65 110 28 29 62 50 102 63 40 14 84 20 133 20 50 0 95-7 137-21s78-36 108-66c30-29 53-67 69-112 17-46 25-100 25-163v-876h305v895c0 100-16 186-49 260-32 73-77 133-135 181s-127 83-206 106c-80 23-167 35-262 35z">
            <text:p/>
          </draw:path>
          <draw:path draw:style-name="gr14" draw:text-style-name="P14" draw:layer="layout" svg:width="1.021cm" svg:height="1.139cm" draw:transform="rotate (0.523598775598299) translate (7.69341250708414cm 13.4196363992121cm)" svg:viewBox="0 0 1022 1140" svg:d="M733 1140v-627c0-44-4-84-11-120s-18-67-34-93-36-46-62-60c-25-15-56-22-93-22-35 0-67 8-95 23-29 16-54 38-74 67-21 28-37 62-48 102-12 39-17 83-17 131v599h-291v-868c0-24 0-49 0-75-1-25-1-49-2-72-1-24-2-44-3-62-1-19-2-32-3-41h277c1 8 3 21 4 40 1 18 3 38 4 60 2 22 3 44 4 66s1 41 1 56h4c40-86 89-148 148-186 59-39 130-58 212-58 68 0 125 11 171 33 47 22 84 52 114 91 29 39 50 84 63 136 13 53 20 109 20 170v710z">
            <text:p/>
          </draw:path>
          <draw:path draw:style-name="gr14" draw:text-style-name="P14" draw:layer="layout" svg:width="1.065cm" svg:height="1.553cm" draw:transform="rotate (0.523598775598299) translate (8.56886165240796cm 12.4593337983557cm)" svg:viewBox="0 0 1066 1554" svg:d="M785 1534c-1-6-3-15-4-30-2-14-4-30-6-48-1-18-3-36-4-55-1-18-1-35-1-49h-4c-34 72-81 124-141 155-61 32-133 47-217 47-70 0-131-14-182-43-52-29-94-69-127-121-34-52-59-113-75-183-16-71-24-148-24-231 0-85 8-163 25-234s43-132 78-183c35-52 80-92 134-121s118-43 193-43c36 0 71 4 105 11 34 8 65 19 94 35s55 37 79 61c23 25 43 55 60 90h2c0-7 0-17-1-30 0-14 0-29 0-46s0-35-1-54c0-19 0-37 0-54v-408h290v1290c0 54 1 103 3 145s4 75 5 99zM772 968c0-73-7-134-21-183s-32-87-54-116c-22-28-48-48-77-60-28-11-57-17-87-17-37 0-70 7-99 22-28 14-52 37-72 68-19 31-34 71-44 119s-15 106-15 175c0 253 76 380 228 380 29 0 58-6 87-19 29-12 55-33 77-63 23-29 42-69 56-119s21-112 21-187z">
            <text:p/>
          </draw:path>
          <draw:path draw:style-name="gr14" draw:text-style-name="P14" draw:layer="layout" svg:width="1.021cm" svg:height="1.159cm" draw:transform="rotate (0.523598775598299) translate (9.88170402515991cm 12.1575247402914cm)" svg:viewBox="0 0 1022 1160" svg:d="M523 1160c-81 0-153-12-218-36-64-23-119-60-164-108-46-49-81-110-105-183-24-74-36-160-36-258 0-107 14-197 43-270 28-73 67-132 116-177 48-45 104-78 167-98 64-20 131-30 201-30 88 0 163 15 226 46 62 31 113 74 153 129s69 121 88 198 28 161 28 255v8h-717c0 47 4 90 12 131 8 40 22 75 40 104 19 29 43 52 73 69 29 17 65 26 107 26 51 0 93-11 125-33 33-22 56-55 70-101l273 24c-12 32-29 66-52 101-22 36-52 69-89 99s-84 55-139 75c-56 19-123 29-202 29zM523 183c-30 0-58 5-83 15-26 10-49 26-68 48-18 21-34 49-46 84-11 34-18 76-19 124h434c-6-90-27-158-65-203s-89-68-153-68z">
            <text:p/>
          </draw:path>
          <draw:path draw:style-name="gr14" draw:text-style-name="P14" draw:layer="layout" svg:width="0.651cm" svg:height="1.139cm" draw:transform="rotate (0.523598775598299) translate (10.9488957499098cm 11.5402987789753cm)" svg:viewBox="0 0 652 1140" svg:d="M8 1140v-856c0-24 0-49 0-76-1-27-1-53-2-77-1-25-2-47-3-66-1-20-2-34-3-43h277c1 8 3 22 4 43 1 20 3 42 4 66 2 24 3 48 4 72s1 43 1 57h4c15-40 29-77 44-109 14-32 31-59 51-81 20-23 43-40 71-52 27-12 61-18 102-18 17 0 34 2 51 5s30 6 39 11v242c-19-4-37-7-56-10-19-4-42-5-68-5-72 0-129 29-169 88-40 58-60 145-60 260v549z">
            <text:p/>
          </draw:path>
          <draw:path draw:style-name="gr14" draw:text-style-name="P14" draw:layer="layout" svg:width="1.382cm" svg:height="1.498cm" draw:transform="rotate (0.523598775598299) translate (11.9588816448991cm 10.5670206640247cm)" svg:viewBox="0 0 1383 1499" svg:d="M735 1259c57 0 106-8 148-24s78-38 108-64c31-26 56-56 77-89 20-33 37-66 50-100l265 100c-21 53-49 104-83 154-35 51-78 95-129 134-52 38-114 69-185 93s-155 36-251 36c-126 0-236-19-328-57-92-37-169-89-229-157-60-67-105-147-134-239s-44-193-44-303c0-114 15-216 44-308 29-91 73-170 133-234 59-64 134-114 224-149 91-35 198-52 320-52 95 0 178 10 250 30 71 20 133 48 185 84s95 79 129 128c34 50 61 104 80 163l-269 74c-9-31-24-61-44-90-20-28-46-54-76-76-31-22-67-40-108-53s-88-20-141-20c-73 0-137 12-190 35-53 24-96 58-130 102-35 44-60 97-76 159s-24 131-24 207 8 145 24 208c16 64 42 118 76 163 35 46 79 81 133 107 54 25 119 38 195 38z">
            <text:p/>
          </draw:path>
          <draw:path draw:style-name="gr14" draw:text-style-name="P14" draw:layer="layout" svg:width="1.126cm" svg:height="1.158cm" draw:transform="rotate (0.523598775598299) translate (13.449097038348cm 10.0984306896994cm)" svg:viewBox="0 0 1127 1159" svg:d="M1127 579c0 85-12 163-35 234-24 71-60 132-107 184-48 51-107 91-178 120-71 28-154 42-248 42-91 0-171-14-241-42-69-28-128-68-175-119s-83-112-107-183-36-150-36-236c0-84 12-161 35-231 23-71 58-132 104-184 47-51 106-92 177-121s154-43 249-43c101 0 186 14 257 43s129 69 175 121c45 51 78 112 99 183 21 70 31 148 31 232zM823 579c0-133-21-230-65-290-43-60-106-90-189-90-85 0-151 31-196 91-45 61-68 157-68 289 0 67 6 124 18 172 12 49 29 88 51 119s49 54 80 69 65 22 102 22c43 0 81-7 114-22s62-38 84-69c23-31 40-70 52-119 12-48 17-105 17-172z">
            <text:p/>
          </draw:path>
          <draw:path draw:style-name="gr14" draw:text-style-name="P14" draw:layer="layout" svg:width="1.021cm" svg:height="1.139cm" draw:transform="rotate (0.523598775598299) translate (14.6155535595332cm 9.4231363992121cm)" svg:viewBox="0 0 1022 1140" svg:d="M733 1140v-627c0-44-4-84-11-120s-18-67-34-93-36-46-62-60c-25-15-56-22-93-22-35 0-67 8-95 23-29 16-54 38-74 67-21 28-37 62-48 102-12 39-17 83-17 131v599h-291v-868c0-24 0-49 0-75-1-25-1-49-2-72-1-24-2-44-3-62-1-19-2-32-3-41h277c1 8 3 21 4 40 1 18 3 38 4 60 2 22 3 44 4 66s1 41 1 56h4c40-86 89-148 148-186 59-39 130-58 212-58 68 0 125 11 171 33s84 52 114 91c29 39 50 84 63 136 13 53 20 109 20 170v710z">
            <text:p/>
          </draw:path>
          <draw:path draw:style-name="gr14" draw:text-style-name="P14" draw:layer="layout" svg:width="1.015cm" svg:height="1.16cm" draw:transform="rotate (0.523598775598299) translate (15.6772585771913cm 8.81025093244678cm)" svg:viewBox="0 0 1016 1161" svg:d="M1016 814c0 53-12 102-34 144-22 43-55 79-98 109-42 30-95 54-157 70s-132 24-211 24c-71 0-135-5-193-15-57-11-107-28-150-52-43-23-79-54-108-92s-51-85-65-141l255-38c8 31 20 56 34 75 15 20 33 35 54 45s46 17 75 21c29 3 61 5 98 5 33 0 63-2 92-6s53-10 74-20c21-9 38-22 50-39 11-17 17-38 17-63 0-29-8-52-25-69s-40-31-69-42c-30-10-64-20-104-27-39-8-82-18-126-28-47-10-93-23-139-37-45-15-86-34-122-59s-64-56-87-95c-22-38-33-86-33-145 0-53 11-100 31-142 21-42 51-77 91-107 40-29 90-51 149-67 59-15 126-23 203-23 60 0 117 6 169 17s99 29 141 54c41 24 76 55 103 93 28 38 48 84 59 138l-257 27c-5-27-14-49-26-67-13-18-28-32-46-42-19-10-40-17-64-21s-50-6-79-6c-69 0-121 9-155 27-35 17-52 47-52 88 0 26 7 46 21 61s34 28 60 38 57 18 92 26c36 7 74 16 116 26 52 11 103 24 153 39s94 35 133 61 70 59 94 100c24 40 36 92 36 155z">
            <text:p/>
          </draw:path>
          <draw:path draw:style-name="gr14" draw:text-style-name="P14" draw:layer="layout" svg:width="0.652cm" svg:height="1.399cm" draw:transform="rotate (0.523598775598299) translate (16.5340141187743cm 8.03732006013473cm)" svg:viewBox="0 0 653 1400" svg:d="M408 1400c-85-1-151-24-197-70-46-47-69-117-69-212v-659h-142v-196h156l91-263h182v263h212v196h-212v581c0 54 10 94 31 120 20 26 52 39 96 39 18 0 34-1 48-4 15-3 31-6 49-10v179c-36 12-74 21-114 27s-83 8-131 9z">
            <text:p/>
          </draw:path>
          <draw:path draw:style-name="gr14" draw:text-style-name="P14" draw:layer="layout" svg:width="0.651cm" svg:height="1.139cm" draw:transform="rotate (0.523598775598299) translate (17.3652779665488cm 7.83579877897532cm)" svg:viewBox="0 0 652 1140" svg:d="M8 1140v-856c0-24 0-49 0-76-1-27-1-53-2-77-1-25-2-47-3-66-1-20-2-34-3-43h277c1 8 3 22 4 43 1 20 3 42 4 66 2 24 3 48 4 72s1 43 1 57h4c15-40 29-77 44-109 14-32 31-59 51-81 20-23 43-40 71-52 27-12 61-18 102-18 17 0 34 2 51 5s30 6 39 11v242c-19-4-37-7-56-10-19-4-42-5-68-5-72 0-129 29-169 88-40 58-60 145-60 260v549z">
            <text:p/>
          </draw:path>
          <draw:path draw:style-name="gr14" draw:text-style-name="P14" draw:layer="layout" svg:width="1.021cm" svg:height="1.138cm" draw:transform="rotate (0.523598775598299) translate (18.0835359959428cm 7.44638942883003cm)" svg:viewBox="0 0 1022 1139" svg:d="M290 0v627c0 44 4 84 11 120s18 67 34 93 36 46 61 60c25 15 56 22 93 22 35 0 67-8 95-23 29-16 53-38 74-66 21-29 37-63 48-103 12-39 17-83 17-131v-599h291v868c0 24 0 48 0 74s1 50 2 73c1 24 2 44 3 63 1 18 2 31 3 40h-277c-1-8-2-21-4-39-1-19-3-39-4-61s-2-44-3-66-1-41-1-56h-6c-38 85-87 147-147 185-59 39-130 58-212 58-67 0-124-11-171-33-46-22-85-52-114-91-29-38-50-83-63-135-13-53-20-109-20-170v-710z">
            <text:p/>
          </draw:path>
          <draw:path draw:style-name="gr14" draw:text-style-name="P14" draw:layer="layout" svg:width="1.031cm" svg:height="1.158cm" draw:transform="rotate (0.523598775598299) translate (19.1492762460572cm 6.80743068969939cm)" svg:viewBox="0 0 1032 1159" svg:d="M531 1159c-89 0-166-13-233-41-66-27-122-66-166-117-44-50-77-110-99-181s-33-149-33-234c0-93 12-176 36-249 24-72 59-134 105-184 45-49 101-88 167-114 67-26 142-39 227-39 73 0 137 10 193 29s104 46 145 79 74 73 99 118c25 46 42 95 52 147l-292 15c-9-58-29-103-62-137-34-34-80-52-141-52-78 0-135 33-170 97-36 64-54 157-54 279 0 257 76 386 228 386 55 0 101-17 139-52 37-35 60-87 69-156l291 14c-7 51-22 101-47 148-24 47-57 89-99 125s-92 65-151 87c-60 22-127 32-204 32z">
            <text:p/>
          </draw:path>
          <draw:path draw:style-name="gr14" draw:text-style-name="P14" draw:layer="layout" svg:width="0.652cm" svg:height="1.399cm" draw:transform="rotate (0.523598775598299) translate (19.998115733912cm 6.03732006013473cm)" svg:viewBox="0 0 653 1400" svg:d="M408 1400c-85-1-151-24-197-70-46-47-69-117-69-212v-659h-142v-196h156l91-263h182v263h212v196h-212v581c0 54 10 94 31 120 20 26 52 39 96 39 18 0 34-1 48-4 15-3 31-6 49-10v179c-36 12-74 21-114 27s-83 8-131 9z">
            <text:p/>
          </draw:path>
          <draw:path draw:style-name="gr14" draw:text-style-name="P14" draw:layer="layout" svg:width="0.289cm" svg:height="1.533cm" draw:transform="rotate (0.523598775598299) translate (20.6394831354147cm 5.49035723585571cm)" svg:viewBox="0 0 290 1534" svg:d="M0 214c0-71 0-143 0-214 97 0 194 0 290 0 0 71 0 143 0 214-96 0-193 0-290 0zM0 1534c0-373 0-746 0-1118 97 0 194 0 290 0 0 372 0 745 0 1118-96 0-193 0-290 0z">
            <text:p/>
          </draw:path>
          <draw:path draw:style-name="gr14" draw:text-style-name="P14" draw:layer="layout" svg:width="1.126cm" svg:height="1.158cm" draw:transform="rotate (0.523598775598299) translate (21.2909570696161cm 5.57093068969939cm)" svg:viewBox="0 0 1127 1159" svg:d="M1127 579c0 85-12 163-35 234-24 71-60 132-107 184-48 51-107 91-178 120-71 28-154 42-248 42-91 0-171-14-241-42-69-28-128-68-175-119s-83-112-107-183-36-150-36-236c0-84 12-161 35-231 23-71 58-132 104-184 47-51 106-92 177-121s154-43 249-43c101 0 186 14 257 43s129 69 175 121c45 51 78 112 99 183 21 70 31 148 31 232zM823 579c0-133-21-230-65-290-43-60-106-90-189-90-85 0-151 31-196 91-45 61-68 157-68 289 0 67 6 124 18 172s29 88 51 119 49 54 80 69 65 22 102 22c43 0 81-7 114-22s62-38 84-69c23-31 40-71 52-119s17-105 17-172z">
            <text:p/>
          </draw:path>
          <draw:path draw:style-name="gr14" draw:text-style-name="P14" draw:layer="layout" svg:width="1.021cm" svg:height="1.139cm" draw:transform="rotate (0.523598775598299) translate (22.4574135908013cm 4.89563639921211cm)" svg:viewBox="0 0 1022 1140" svg:d="M733 1140v-627c0-44-4-84-11-120s-18-67-34-93-36-46-62-60c-25-15-56-22-93-22-35 0-67 8-95 23-29 16-54 38-74 67-21 28-37 62-48 102-12 39-17 83-17 131v599h-291v-868c0-24 0-49 0-75-1-25-1-49-2-72-1-24-2-44-3-62-1-19-2-32-3-41h277c1 8 3 21 4 40 1 18 3 38 4 60 2 22 3 44 4 66s1 41 1 56h4c40-86 89-148 148-186 59-39 130-58 212-58 68 0 125 11 171 33s84 52 114 91c29 39 50 84 63 136 13 53 20 109 20 170v71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text-transform="capitalize" fo:color="#111111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engrav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 style:writing-mode="lr-tb">
        <style:tab-stops/>
      </style:paragraph-properties>
      <style:text-properties fo:color="#969292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1:00:40.82</meta:creation-date>
    <dc:date>2017-11-30T19:47:55.689297633</dc:date>
    <meta:editing-duration>PT8M7S</meta:editing-duration>
    <meta:editing-cycles>3</meta:editing-cycles>
    <meta:generator>LibreOffice/5.3.7.2.0$Linux_X86_64 LibreOffice_project/30$Build-2</meta:generator>
    <dc:creator>Eric Condamine</dc:creator>
    <meta:document-statistic meta:object-count="53"/>
  </office:meta>
</office:document-meta>
</file>